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text-properties fo:language="fr" fo:country="FR" style:language-asian="zxx" style:country-asian="none" style:language-complex="zxx" style:country-complex="none"/>
    </style:style>
    <style:style style:name="P4" style:family="paragraph" style:parent-style-name="Standard">
      <style:paragraph-properties fo:margin-top="0in" fo:margin-bottom="0.1181in" loext:contextual-spacing="false" fo:line-height="100%"/>
    </style:style>
    <style:style style:name="P5" style:family="paragraph" style:parent-style-name="Standard">
      <style:paragraph-properties fo:margin-top="0in" fo:margin-bottom="0.1181in" loext:contextual-spacing="false"/>
      <style:text-properties fo:language="fr" fo:country="FR" style:language-asian="zxx" style:country-asian="none" style:language-complex="zxx" style:country-complex="none"/>
    </style:style>
    <style:style style:name="P6" style:family="paragraph" style:parent-style-name="Standard">
      <style:paragraph-properties fo:margin-top="0in" fo:margin-bottom="0.1181in" loext:contextual-spacing="false"/>
      <style:text-properties fo:color="#579d1c" fo:language="fr" fo:country="FR" style:language-asian="zxx" style:country-asian="none" style:language-complex="zxx" style:country-complex="none"/>
    </style:style>
    <style:style style:name="P7"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Text_20_body">
      <style:text-properties fo:language="fr" fo:country="FR" style:language-asian="zxx" style:country-asian="none" style:language-complex="zxx" style:country-complex="none"/>
    </style:style>
    <style:style style:name="P9" style:family="paragraph" style:parent-style-name="Text_20_body">
      <style:text-properties fo:color="#579d1c" fo:language="fr" fo:country="FR" style:language-asian="zxx" style:country-asian="none" style:language-complex="zxx" style:country-complex="none"/>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Heading_20_1">
      <style:text-properties fo:language="fr" fo:country="FR" style:language-asian="zxx" style:country-asian="none" style:language-complex="zxx" style:country-complex="none"/>
    </style:style>
    <style:style style:name="P14" style:family="paragraph" style:parent-style-name="Heading_20_2">
      <style:text-properties fo:language="fr" fo:country="FR" style:language-asian="zxx" style:country-asian="none" style:language-complex="zxx" style:country-complex="none"/>
    </style:style>
    <style:style style:name="P15" style:family="paragraph" style:parent-style-name="Heading_20_3">
      <style:text-properties fo:language="fr" fo:country="FR" style:language-asian="zxx" style:country-asian="none" style:language-complex="zxx" style:country-complex="none"/>
    </style:style>
    <style:style style:name="P16" style:family="paragraph" style:parent-style-name="Heading_20_3">
      <style:paragraph-properties fo:line-height="100%"/>
      <style:text-properties fo:language="fr" fo:country="FR" style:language-asian="zxx" style:country-asian="none" style:language-complex="zxx" style:country-complex="none"/>
    </style:style>
    <style:style style:name="P17" style:family="paragraph" style:parent-style-name="Standard">
      <style:paragraph-properties fo:line-height="150%"/>
      <style:text-properties fo:color="#579d1c" fo:language="fr" fo:country="FR" style:language-asian="zxx" style:country-asian="none" style:language-complex="zxx" style:country-complex="none"/>
    </style:style>
    <style:style style:name="P18" style:family="paragraph" style:parent-style-name="Standard">
      <style:paragraph-properties fo:line-height="100%"/>
      <style:text-properties fo:language="fr" fo:country="FR" style:language-asian="zxx" style:country-asian="none" style:language-complex="zxx" style:country-complex="none"/>
    </style:style>
    <style:style style:name="P19" style:family="paragraph" style:parent-style-name="Standard">
      <style:text-properties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20" style:family="paragraph" style:parent-style-name="Standard">
      <style:paragraph-properties fo:margin-top="0in" fo:margin-bottom="0.1181in" loext:contextual-spacing="false" fo:line-height="100%"/>
      <style:text-properties fo:language="fr" fo:country="FR" style:language-asian="zxx" style:country-asian="none" style:language-complex="zxx" style:country-complex="none"/>
    </style:style>
    <style:style style:name="P21" style:family="paragraph" style:parent-style-name="Text_20_body" style:list-style-name="L1">
      <style:text-properties fo:language="fr" fo:country="FR" style:language-asian="zxx" style:country-asian="none" style:language-complex="zxx" style:country-complex="none"/>
    </style:style>
    <style:style style:name="P22" style:family="paragraph" style:parent-style-name="Text_20_body" style:list-style-name="L2">
      <style:text-properties fo:language="fr" fo:country="FR" style:language-asian="zxx" style:country-asian="none" style:language-complex="zxx" style:country-complex="none"/>
    </style:style>
    <style:style style:name="P23" style:family="paragraph" style:parent-style-name="Text_20_body">
      <style:text-properties fo:color="#ff3333" fo:language="fr" fo:country="FR" style:language-asian="zxx" style:country-asian="none" style:language-complex="zxx" style:country-complex="none"/>
    </style:style>
    <style:style style:name="T1" style:family="text">
      <style:text-properties fo:language="fr" fo:country="FR" style:language-asian="zxx" style:country-asian="none" style:language-complex="zxx" style:country-complex="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Conception IH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716_982891699" text:style-name="Index_20_Link" text:visited-style-name="Index_20_Link">I. Introduction<text:tab/>3</text:a></text:p>
          <text:p text:style-name="P11"><text:a xlink:type="simple" xlink:href="#__RefHeading___Toc718_982891699" text:style-name="Index_20_Link" text:visited-style-name="Index_20_Link">1 Gestion<text:tab/>3</text:a></text:p>
          <text:p text:style-name="P11"><text:a xlink:type="simple" xlink:href="#__RefHeading___Toc720_982891699" text:style-name="Index_20_Link" text:visited-style-name="Index_20_Link">2 Technologies utilisées<text:tab/>4</text:a></text:p>
          <text:p text:style-name="P10"><text:a xlink:type="simple" xlink:href="#__RefHeading___Toc722_982891699" text:style-name="Index_20_Link" text:visited-style-name="Index_20_Link">II. Objectifs et besoins<text:tab/>4</text:a></text:p>
          <text:p text:style-name="P10"><text:a xlink:type="simple" xlink:href="#__RefHeading___Toc724_982891699" text:style-name="Index_20_Link" text:visited-style-name="Index_20_Link">III. Interface Jeu<text:tab/>5</text:a></text:p>
          <text:p text:style-name="P11"><text:a xlink:type="simple" xlink:href="#__RefHeading___Toc726_982891699" text:style-name="Index_20_Link" text:visited-style-name="Index_20_Link">1 Écran d'accueil<text:tab/>5</text:a></text:p>
          <text:p text:style-name="P11"><text:a xlink:type="simple" xlink:href="#__RefHeading___Toc728_982891699" text:style-name="Index_20_Link" text:visited-style-name="Index_20_Link">2 Écran lobby<text:tab/>5</text:a></text:p>
          <text:p text:style-name="P11"><text:a xlink:type="simple" xlink:href="#__RefHeading___Toc730_982891699" text:style-name="Index_20_Link" text:visited-style-name="Index_20_Link">3 Vue globale du jeu en cours<text:tab/>5</text:a></text:p>
          <text:p text:style-name="P12"><text:a xlink:type="simple" xlink:href="#__RefHeading___Toc732_982891699" text:style-name="Index_20_Link" text:visited-style-name="Index_20_Link">a) Plateau<text:tab/>5</text:a></text:p>
          <text:p text:style-name="P12"><text:a xlink:type="simple" xlink:href="#__RefHeading___Toc734_982891699" text:style-name="Index_20_Link" text:visited-style-name="Index_20_Link">b) Liste des joueurs<text:tab/>6</text:a></text:p>
          <text:p text:style-name="P12"><text:a xlink:type="simple" xlink:href="#__RefHeading___Toc736_982891699" text:style-name="Index_20_Link" text:visited-style-name="Index_20_Link">c) Boutons d'actions<text:tab/>6</text:a></text:p>
          <text:p text:style-name="P12"><text:a xlink:type="simple" xlink:href="#__RefHeading___Toc738_982891699" text:style-name="Index_20_Link" text:visited-style-name="Index_20_Link">d) Fenêtre propriété<text:tab/>7</text:a></text:p>
          <text:p text:style-name="P10"><text:a xlink:type="simple" xlink:href="#__RefHeading___Toc740_982891699" text:style-name="Index_20_Link" text:visited-style-name="Index_20_Link">IV. Bilan<text:tab/>7</text:a></text:p>
        </text:index-body>
      </text:table-of-content>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3" text:outline-level="1"><text:bookmark-start text:name="__RefHeading___Toc716_982891699"/>Introduction<text:bookmark-end text:name="__RefHeading___Toc716_98289169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4" text:outline-level="2"><text:bookmark-start text:name="__RefHeading___Toc718_982891699"/>Gestion<text:bookmark-end text:name="__RefHeading___Toc718_982891699"/></text:h>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P14" text:outline-level="2"><text:bookmark-start text:name="__RefHeading___Toc720_982891699"/>Technologies utilisées<text:bookmark-end text:name="__RefHeading___Toc720_982891699"/></text:h>
      <text:p text:style-name="P3"/>
      <text:p text:style-name="P3"/>
      <text:p text:style-name="P3"/>
      <text:p text:style-name="P3"/>
      <text:p text:style-name="P3"/>
      <text:p text:style-name="P3"/>
      <text:p text:style-name="P3"/>
      <text:p text:style-name="P3"/>
      <text:p text:style-name="P3"/>
      <text:p text:style-name="P3"/>
      <text:p text:style-name="P3"/>
      <text:h text:style-name="P13" text:outline-level="1"><text:bookmark-start text:name="__RefHeading___Toc722_982891699"/>Objectifs et besoins<text:bookmark-end text:name="__RefHeading___Toc722_98289169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3" text:outline-level="1"><text:bookmark-start text:name="__RefHeading___Toc724_982891699"/>Interface Jeu<text:bookmark-end text:name="__RefHeading___Toc724_982891699"/></text:h>
      <text:h text:style-name="P14" text:outline-level="2"><text:bookmark-start text:name="__RefHeading___Toc726_982891699"/>Écran d'accueil<text:bookmark-end text:name="__RefHeading___Toc726_982891699"/></text:h>
      <text:p text:style-name="P8"/>
      <text:h text:style-name="P14" text:outline-level="2"><text:bookmark-start text:name="__RefHeading___Toc728_982891699"/>Écran lobby<text:bookmark-end text:name="__RefHeading___Toc728_982891699"/></text:h>
      <text:p text:style-name="P8"/>
      <text:h text:style-name="P14" text:outline-level="2"><text:bookmark-start text:name="__RefHeading___Toc730_982891699"/>Vue globale du jeu en cours<text:bookmark-end text:name="__RefHeading___Toc730_982891699"/></text:h>
      <text:p text:style-name="P9">(insérer schéma de la vue)</text:p>
      <text:p text:style-name="P8"><text:tab/>La vue la plus importante du jeu, tous les joueurs auront cette vue tout au long de la partie sauf éventuelles exceptions. Elle doit contenir toutes les informations de jeu (joueurs (nom, cartes, pion, argent), vue du plateau (position des joueurs, maisons, hôtels, propriétés achetées) et boutons d'actions.</text:p>
      <text:h text:style-name="P15" text:outline-level="3"><text:bookmark-start text:name="__RefHeading___Toc732_982891699"/>Plateau<text:bookmark-end text:name="__RefHeading___Toc732_982891699"/></text:h>
      <text:p text:style-name="P9">(insérer schéma du plateau)</text:p>
      <text:p text:style-name="P8">Le plateau doit comporter 40 cases, avec :</text:p>
      <text:list xml:id="list3078807032" text:style-name="L1">
        <text:list-item>
          <text:p text:style-name="P21">Cases en coin (0,10,20,30) respectivement case départ, case prison, case parking gratuit et case aller en prison.</text:p>
        </text:list-item>
        <text:list-item>
          <text:p text:style-name="P21">3 cases caisse de communauté</text:p>
        </text:list-item>
        <text:list-item>
          <text:p text:style-name="P21">3 cases chance</text:p>
        </text:list-item>
        <text:list-item>
          <text:p text:style-name="P21">2 cases taxes</text:p>
        </text:list-item>
        <text:list-item>
          <text:p text:style-name="P21">2 cases services publics</text:p>
        </text:list-item>
        <text:list-item>
          <text:p text:style-name="P21">4 cases gares dans suivant la rose des vents (nord 5, est 15, sud 25, ouest 35)</text:p>
        </text:list-item>
        <text:list-item>
          <text:p text:style-name="P21"><text:soft-page-break/>22 cases propriétés séparées en 8 groupes (appelées parfois rues)</text:p>
        </text:list-item>
      </text:list>
      <text:p text:style-name="P8">Se référer aux règles pour comprendre le fonctionnement de chacune des cases.</text:p>
      <text:p text:style-name="P8"/>
      <text:p text:style-name="P8">Au milieu du plateau se trouveront les tas de cartes 'chance' et 'caisse de communauté'.</text:p>
      <text:p text:style-name="P8">Sur le plateau apparaîtront :</text:p>
      <text:list xml:id="list2574074640" text:style-name="L2">
        <text:list-item>
          <text:p text:style-name="P22">Les cases propriétés achetées et si des maisons/hôtels sont construits. Le but n’étant pas d'avoir des informations exhaustives mais d'avoir une vision globale des zones dangereuses pour les joueurs et des zones sans danger pour aider les joueurs a choisir leur action ou placer leurs espoirs dans un bon lancer de des.<text:line-break/>Les informations inutiles sont : le détenteur de la propriété, le loyer a payer, si le groupe complet est possédé.</text:p>
        </text:list-item>
        <text:list-item>
          <text:p text:style-name="P22">La position des pions, évidement pour que chacun sache où est chaque participant.</text:p>
        </text:list-item>
      </text:list>
      <text:p text:style-name="P23">(TODO) chat</text:p>
      <text:p text:style-name="P8">La pioche d'une carte chance ou communauté donne lieu a une animation de pioche et l'affichage de l'effet de la carte en grand au milieu.</text:p>
      <text:p text:style-name="P8">Le déplacement d'un pion donne lieu a une animation de déplacement comme si le joueur poussait son pion du bon nombre de cases.</text:p>
      <text:p text:style-name="P8">D'autres animations ou vues se superposent pendant une courte durée mais seront détaillées dans leurs parties respectives.</text:p>
      <text:h text:style-name="P15" text:outline-level="3"><text:bookmark-start text:name="__RefHeading___Toc734_982891699"/>Liste des joueurs<text:bookmark-end text:name="__RefHeading___Toc734_982891699"/></text:h>
      <text:p text:style-name="P17">(insérer schéma de la liste des joueurs)</text:p>
      <text:p text:style-name="P20"><text:tab/>Tout en haut les possessions du joueur sur l'application (argent, propriétés, carte(s) sortie de prison, image du pion). Sortie de prison est une carte mise a part des autres.</text:p>
      <text:p text:style-name="P4"><text:span text:style-name="T1"><text:tab/>Les propriétés sont triées selon leur groupe de couleur et sont mises dans une pile (</text:span>c'est-à-dire <text:span text:style-name="T1">que si le groupe bleu est avant le rouge sur le plateau mais que la 1ere propriété rouge a été achetée avant le joueur aura le groupe rouge avant le groupe bleu dans ses propriétés). Les propriétés de même couleur ont empilées avec un léger shift de position x et y pour faire apparaître le nombre de cartes détenues.</text:span></text:p>
      <text:p text:style-name="P20"><text:tab/>Cliquer sur une propriété qui vous appartient ouvrira une fenêtre au-dessus de toute la fenêtre 'liste des joueurs' (avec une croix pour la fermer). La fenêtre ouverte est décrite dans d).</text:p>
      <text:p text:style-name="P18"><text:tab/>En-dessous se trouve la liste des autres joueurs avec la liste de leurs propriétés affichées par une sorte de matrice colorée ainsi que leur argent. Cliquer sur un joueur permet d'ouvrir une fenêtre qui affichera les biens du joueur en question dans une fenêtre décrite dans d).</text:p>
      <text:p text:style-name="P18"/>
      <text:h text:style-name="P16" text:outline-level="3"><text:bookmark-start text:name="__RefHeading___Toc736_982891699"/>Boutons d'actions<text:bookmark-end text:name="__RefHeading___Toc736_982891699"/></text:h>
      <text:p text:style-name="P6">(insérer schémas des boutons)</text:p>
      <text:p text:style-name="P5"><text:tab/>Une barre d'actions en haut du plateau permet d'interagir avec le jeu.</text:p>
      <text:p text:style-name="P5">Le bouton 'dés' ouvre une fenêtre au milieu du plateau permettant de lancer les dés. Une animation de roulement des dés sera exécuté lorsque l'utilisateur appuiera sur le bouton 'lancer' de la fenêtre.</text:p>
      <text:p text:style-name="P5"><text:soft-page-break/>Le bouton 'réclamer' ouvre une petite fenêtre en-dessous avec le nom de toutes les personnes a qui on peut réclamer un loyer.</text:p>
      <text:p text:style-name="P5">Le bouton 'vendre/hypothèque' ouvre la même fenêtre que décrite dans d). Comme le bouton 'construire'.</text:p>
      <text:p text:style-name="P5">Le bouton 'acheter' affiche les informations supplémentaires au milieu du plateau ainsi qu'un bouton confirmer pour acheter la propriété.</text:p>
      <text:h text:style-name="P15" text:outline-level="3"><text:bookmark-start text:name="__RefHeading___Toc738_982891699"/>Fenêtre propriété<text:bookmark-end text:name="__RefHeading___Toc738_982891699"/></text:h>
      <text:p text:style-name="P6">(insérer schéma des propriétés)</text:p>
      <text:p text:style-name="P3"><text:tab/>Fenêtre qui affiche toutes les propriétés achetées ou non (les propriétés non achetées sont en pointillés) ainsi que l'argent au-dessus. Cliquer sur une propriété affiche les informations supplémentaires en affichant la propriété en grand avec le background grisé. Si il s'agit des propriétés de l'utilisateur, il pourra décider de les vendre, de les hypothéquer ou de construire des maisons ou des hôtels.</text:p>
      <text:h text:style-name="Heading_20_1" text:outline-level="1"><text:bookmark-start text:name="__RefHeading___Toc740_982891699"/>Bilan<text:bookmark-end text:name="__RefHeading___Toc740_98289169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T4H25M48S</meta:editing-duration>
    <meta:editing-cycles>10</meta:editing-cycles>
    <meta:generator>LibreOffice/6.4.6.2$Linux_X86_64 LibreOffice_project/40$Build-2</meta:generator>
    <dc:date>2021-02-07T13:41:33.049777810</dc:date>
    <meta:document-statistic meta:table-count="0" meta:image-count="0" meta:object-count="0" meta:page-count="8" meta:paragraph-count="63" meta:word-count="779" meta:character-count="4560" meta:non-whitespace-character-count="3859"/>
    <meta:user-defined meta:name="Info 1"/>
    <meta:user-defined meta:name="Info 2"/>
    <meta:user-defined meta:name="Info 3"/>
    <meta:user-defined meta:name="Info 4"/>
  </office:meta>
</office:document-meta>
</file>